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map style:condition="cell-content()=NOT(&quot;0&quot;) and NOT(&quot;X&quot;)" style:apply-style-name="Good" style:base-cell-address="office_world.A1"/>
      <style:map style:condition="cell-content()=&quot;X&quot;" style:apply-style-name="Wall" style:base-cell-address="office_world.A1"/>
    </style:style>
  </office:automatic-styles>
  <office:body>
    <office:spreadsheet>
      <table:calculation-settings table:automatic-find-labels="false" table:use-regular-expressions="false" table:use-wildcards="true"/>
      <table:table table:name="office_world" table:style-name="ta1">
        <table:table-column table:style-name="co1" table:number-columns-repeated="1024" table:default-cell-style-name="ce1"/>
        <table:table-row table:style-name="ro1">
          <table:table-cell table:number-columns-repeated="17"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#</text:p>
          </table:table-cell>
          <table:table-cell/>
          <table:table-cell table:number-columns-repeated="3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07"/>
        </table:table-row>
        <table:table-row table:style-name="ro1">
          <table:table-cell table:number-columns-repeated="17" office:value-type="string" calcext:value-type="string">
            <text:p>#</text:p>
          </table:table-cell>
          <table:table-cell table:number-columns-repeated="100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ffice_world.A1:office_world.AMJ1048576">
            <calcext:condition calcext:apply-style-name="Good" calcext:value="=NOT(&quot;0&quot;) and NOT(&quot;X&quot;)" calcext:base-cell-address="office_world.A1"/>
            <calcext:condition calcext:apply-style-name="Wall" calcext:value="=&quot;X&quot;" calcext:base-cell-address="office_world.A1"/>
          </calcext:conditional-format>
          <calcext:conditional-format calcext:target-range-address="office_world.A1:office_world.AMJ1048576">
            <calcext:condition calcext:apply-style-name="Wall" calcext:value="=&quot;#&quot;" calcext:base-cell-address="office_world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000000"/>
    </style:style>
    <style:style style:name="Wall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7-01T12:06:17.728247362</dc:date>
    <meta:editing-duration>PT1H3M59S</meta:editing-duration>
    <meta:editing-cycles>2</meta:editing-cycles>
    <meta:generator>LibreOffice/6.4.7.2$Linux_X86_64 LibreOffice_project/40$Build-2</meta:generator>
    <meta:document-statistic meta:table-count="1" meta:cell-count="219" meta:object-count="0"/>
  </office:meta>
</office:document-meta>
</file>